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ba6" officeooo:paragraph-rsid="001c1ba6"/>
    </style:style>
    <style:style style:name="P2" style:family="paragraph" style:parent-style-name="Standard">
      <style:text-properties officeooo:rsid="001c1ba6" officeooo:paragraph-rsid="001c6762"/>
    </style:style>
    <style:style style:name="P3" style:family="paragraph" style:parent-style-name="Standard">
      <style:text-properties officeooo:rsid="001c6762" officeooo:paragraph-rsid="001c6762"/>
    </style:style>
    <style:style style:name="P4" style:family="paragraph" style:parent-style-name="Standard">
      <style:text-properties officeooo:rsid="001dd4ca" officeooo:paragraph-rsid="001dd4ca"/>
    </style:style>
    <style:style style:name="P5" style:family="paragraph" style:parent-style-name="Standard">
      <style:text-properties officeooo:rsid="001f87d7" officeooo:paragraph-rsid="001f87d7"/>
    </style:style>
    <style:style style:name="T1" style:family="text">
      <style:text-properties officeooo:rsid="001b0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undarbans - </text:span><text:a xlink:type="simple" xlink:href="https://c1.wallpaperflare.com/preview/148/416/972/deer-sundarban-bangladesh.jpg" text:style-name="Internet_20_link" text:visited-style-name="Visited_20_Internet_20_Link">https://c1.wallpaperflare.com/preview/148/416/972/deer-sundarban-bangladesh.jpg</text:a></text:p>
      <text:p text:style-name="P2">Sundarbans Tiger - </text:p>
      <text:p text:style-name="P2">https://assets.telegraphindia.com/telegraph/0c166d76-c699-4150-9314-6fa06eea6b62.jpg</text:p>
      <text:p text:style-name="P1">Gir National Park - <text:a xlink:type="simple" xlink:href="https://media-cdn.tripadvisor.com/media/photo-s/03/c1/fb/7b/jungle-safari.jpg" text:style-name="Internet_20_link" text:visited-style-name="Visited_20_Internet_20_Link">https://media-cdn.tripadvisor.com/media/photo-s/03/c1/fb/7b/jungle-safari.jpg</text:a></text:p>
      <text:p text:style-name="P1">Gir Lion - <text:a xlink:type="simple" xlink:href="https://img.traveltriangle.com/blog/wp-content/uploads/2017/08/Cover13.jpg" text:style-name="Internet_20_link" text:visited-style-name="Visited_20_Internet_20_Link">https://img.traveltriangle.com/blog/wp-content/uploads/2017/08/Cover13.jpg</text:a></text:p>
      <text:p text:style-name="P3">Sacred Groves - <text:a xlink:type="simple" xlink:href="https://www.holidify.com/images/cmsuploads/compressed/7158994287_e113832494_b_20180330144226.jpg" text:style-name="Internet_20_link" text:visited-style-name="Visited_20_Internet_20_Link">https://www.holidify.com/images/cmsuploads/compressed/7158994287_e113832494_b_20180330144226.jpg</text:a></text:p>
      <text:p text:style-name="P3">Namdapha National Park - <text:a xlink:type="simple" xlink:href="https://www.holidify.com/images/cmsuploads/compressed/NamdaphaNationalParkThirdLargestNationalParkinItanagar_20200604153846_20200604153903_20200608012810.jpg" text:style-name="Internet_20_link" text:visited-style-name="Visited_20_Internet_20_Link">https://www.holidify.com/images/cmsuploads/compressed/NamdaphaNationalParkThirdLargestNationalParkinItanagar_20200604153846_20200604153903_20200608012810.jpg</text:a></text:p>
      <text:p text:style-name="P4">Jim Corbett National Park - <text:a xlink:type="simple" xlink:href="https://www.holidify.com/images/cmsuploads/compressed/1475_20200413153407.jpg" text:style-name="Internet_20_link" text:visited-style-name="Visited_20_Internet_20_Link">https://www.holidify.com/images/cmsuploads/compressed/1475_20200413153407.jpg</text:a></text:p>
      <text:p text:style-name="P5">Bandipur National Park - <text:a xlink:type="simple" xlink:href="https://www.holidify.com/images/bgImages/BANDIPUR-NATIONAL-PARK.jpg" text:style-name="Internet_20_link" text:visited-style-name="Visited_20_Internet_20_Link">https://www.holidify.com/images/bgImages/BANDIPUR-NATIONAL-PARK.jpg</text:a></text:p>
      <text:p text:style-name="P5">Nilgiri Biosphere Reserve - <text:a xlink:type="simple" xlink:href="https://upload.wikimedia.org/wikipedia/commons/e/e1/Doddabetta_view.jpg" text:style-name="Internet_20_link" text:visited-style-name="Visited_20_Internet_20_Link">https://upload.wikimedia.org/wikipedia/commons/e/e1/Doddabetta_view.jpg</text:a></text:p>
      <text:p text:style-name="P5">Keibul Lamjao National Park - <text:a xlink:type="simple" xlink:href="https://www.holidify.com/images/compressed/411.jpg" text:style-name="Internet_20_link" text:visited-style-name="Visited_20_Internet_20_Link">https://www.holidify.com/images/compressed/411.jpg</text:a>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9T14:36:47.886000000</meta:creation-date>
    <dc:date>2020-09-19T16:14:15.713000000</dc:date>
    <meta:editing-duration>PT36M11S</meta:editing-duration>
    <meta:editing-cycles>1</meta:editing-cycles>
    <meta:document-statistic meta:table-count="0" meta:image-count="0" meta:object-count="0" meta:page-count="1" meta:paragraph-count="11" meta:word-count="47" meta:character-count="1047" meta:non-whitespace-character-count="1010"/>
    <meta:generator>LibreOffice/7.0.0.3$Windows_x86 LibreOffice_project/8061b3e9204bef6b321a21033174034a5e2ea88e</meta:generator>
  </office:meta>
</office:document-meta>
</file>